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9661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2.162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="0.0008in solid #000000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lient with MCA Version Detail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Production/Sandbox</text:p>
          </table:table-cell>
          <table:table-cell table:style-name="ce1" office:value-type="string">
            <text:p>Core Package Version</text:p>
          </table:table-cell>
          <table:table-cell table:style-name="ce1" office:value-type="string">
            <text:p>Extension Package Version</text:p>
          </table:table-cell>
          <table:table-cell table:style-name="ce4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mperial Advance</text:p>
          </table:table-cell>
          <table:table-cell office:value-type="string">
            <text:p>Sandbox</text:p>
          </table:table-cell>
          <table:table-cell office:value-type="float" office:value="1.3">
            <text:p>1.3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erial Advance</text:p>
          </table:table-cell>
          <table:table-cell office:value-type="string">
            <text:p>Production</text:p>
          </table:table-cell>
          <table:table-cell office:value-type="float" office:value="1.3">
            <text:p>1.3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mentum</text:p>
          </table:table-cell>
          <table:table-cell office:value-type="string">
            <text:p>Sandbox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mentum</text:p>
          </table:table-cell>
          <table:table-cell office:value-type="string">
            <text:p>Production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mply Quick</text:p>
          </table:table-cell>
          <table:table-cell office:value-type="string">
            <text:p>Sandbox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stern Capital Funding</text:p>
          </table:table-cell>
          <table:table-cell office:value-type="string">
            <text:p>Sandbox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Point</text:p>
          </table:table-cell>
          <table:table-cell office:value-type="string">
            <text:p>Trial Org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7/04/2014</text:date>, <text:time>16:2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5:50:48.85</meta:creation-date>
    <dc:date>2014-07-04T16:24:31.73</dc:date>
    <meta:editing-duration>PT3M22S</meta:editing-duration>
    <meta:editing-cycles>1</meta:editing-cycles>
    <meta:document-statistic meta:table-count="1" meta:cell-count="40" meta:object-count="0"/>
    <meta:generator>OpenOffice.org/3.4$Win32 OpenOffice.org_project/340m1$Build-9590</meta:generator>
  </office:meta>
</office:document-meta>
</file>